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" svg:font-family="arial" style:font-family-generic="swiss"/>
    <style:font-face style:name="Ubuntu" svg:font-family="Ubuntu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104in" fo:margin-left="-0.0799in" table:align="left" style:writing-mode="lr-tb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1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5" style:family="table">
      <style:table-properties style:width="6.0854in" fo:margin-left="0.4951in" table:align="left" style:writing-mode="lr-tb"/>
    </style:style>
    <style:style style:name="Table5.A" style:family="table-column">
      <style:table-column-properties style:column-width="0.6931in"/>
    </style:style>
    <style:style style:name="Table5.B" style:family="table-column">
      <style:table-column-properties style:column-width="1.3069in"/>
    </style:style>
    <style:style style:name="Table5.C" style:family="table-column">
      <style:table-column-properties style:column-width="4.0854in"/>
    </style:style>
    <style:style style:name="Table5.1" style:family="table-row">
      <style:table-row-properties style:min-row-height="0.2903in" fo:keep-together="auto"/>
    </style:style>
    <style:style style:name="Table5.A1" style:family="table-cell">
      <style:table-cell-properties style:vertical-align="top" fo:background-color="#000000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5.C1" style:family="table-cell">
      <style:table-cell-properties style:vertical-align="top" fo:background-color="#000000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5.2" style:family="table-row">
      <style:table-row-properties style:min-row-height="0.6778in" fo:keep-together="auto"/>
    </style:style>
    <style:style style:name="Table5.A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B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C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5.A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B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C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5.A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B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C4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1.625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Header">
      <style:text-properties fo:language="pl" fo:country="PL"/>
    </style:style>
    <style:style style:name="P5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  <style:text-properties fo:language="pl" fo:country="PL"/>
    </style:style>
    <style:style style:name="P6" style:family="paragraph" style:parent-style-name="Standard">
      <style:paragraph-properties fo:margin-left="0in" fo:margin-right="0.25in" fo:text-indent="0in" style:auto-text-indent="false"/>
    </style:style>
    <style:style style:name="P7" style:family="paragraph" style:parent-style-name="Contents_20_1">
      <style:paragraph-properties>
        <style:tab-stops>
          <style:tab-stop style:position="0.3in"/>
          <style:tab-stop style:position="6.5in" style:type="right"/>
        </style:tab-stops>
      </style:paragraph-properties>
      <style:text-properties fo:language="pl" fo:country="PL"/>
    </style:style>
    <style:style style:name="P8" style:family="paragraph" style:parent-style-name="Contents_20_1">
      <style:paragraph-properties>
        <style:tab-stops>
          <style:tab-stop style:position="0.3in"/>
          <style:tab-stop style:position="6.5in" style:type="right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0.6874in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fo:language="pl" fo:country="PL" fo:font-weight="bold" officeooo:rsid="00247200" officeooo:paragraph-rsid="00247200" style:font-weight-asian="bold"/>
    </style:style>
    <style:style style:name="P11" style:family="paragraph" style:parent-style-name="Standard">
      <style:text-properties style:font-name="arial" fo:font-size="14pt" fo:language="pl" fo:country="PL" style:font-size-asian="14pt"/>
    </style:style>
    <style:style style:name="P12" style:family="paragraph" style:parent-style-name="Standard">
      <style:paragraph-properties fo:text-align="end" style:justify-single-word="false"/>
      <style:text-properties style:font-name="arial" fo:font-size="14pt" fo:language="pl" fo:country="PL" officeooo:rsid="0020d29d" officeooo:paragraph-rsid="0020d29d" style:font-size-asian="14pt" style:font-size-complex="14pt"/>
    </style:style>
    <style:style style:name="P13" style:family="paragraph" style:parent-style-name="Standard">
      <style:text-properties style:font-name="arial" fo:language="pl" fo:country="PL"/>
    </style:style>
    <style:style style:name="P14" style:family="paragraph" style:parent-style-name="Standard">
      <style:text-properties style:font-name="arial" fo:language="pl" fo:country="PL" fo:font-weight="bold" style:font-weight-asian="bold"/>
    </style:style>
    <style:style style:name="P15" style:family="paragraph" style:parent-style-name="Standard">
      <style:text-properties style:font-name="arial" fo:language="pl" fo:country="PL" officeooo:rsid="00097bba" officeooo:paragraph-rsid="002fdb45"/>
    </style:style>
    <style:style style:name="P16" style:family="paragraph" style:parent-style-name="Standard">
      <style:text-properties style:font-name="arial" fo:language="pl" fo:country="PL" officeooo:rsid="002de76e" officeooo:paragraph-rsid="002de76e"/>
    </style:style>
    <style:style style:name="P17" style:family="paragraph" style:parent-style-name="Standard">
      <style:text-properties style:font-name="arial" fo:language="pl" fo:country="PL" officeooo:paragraph-rsid="0034d14f"/>
    </style:style>
    <style:style style:name="P18" style:family="paragraph" style:parent-style-name="Standard">
      <style:paragraph-properties fo:text-align="end" style:justify-single-word="false"/>
      <style:text-properties style:font-name="arial" fo:font-size="18pt" fo:language="pl" fo:country="PL" fo:font-weight="bold" officeooo:rsid="0020d29d" officeooo:paragraph-rsid="0020d29d" style:font-size-asian="18pt" style:font-weight-asian="bold" style:font-size-complex="18pt" style:font-weight-complex="bold"/>
    </style:style>
    <style:style style:name="P19" style:family="paragraph" style:parent-style-name="Standard">
      <style:text-properties officeooo:rsid="0027fbc1" officeooo:paragraph-rsid="0027fbc1"/>
    </style:style>
    <style:style style:name="P20" style:family="paragraph" style:parent-style-name="Standard">
      <style:text-properties officeooo:rsid="002c02b0" officeooo:paragraph-rsid="002c02b0"/>
    </style:style>
    <style:style style:name="P21" style:family="paragraph" style:parent-style-name="Standard" style:list-style-name="L1">
      <style:text-properties officeooo:rsid="002c02b0" officeooo:paragraph-rsid="002c02b0"/>
    </style:style>
    <style:style style:name="P22" style:family="paragraph" style:parent-style-name="Standard">
      <style:text-properties officeooo:paragraph-rsid="0034d14f"/>
    </style:style>
    <style:style style:name="P23" style:family="paragraph" style:parent-style-name="Standard">
      <style:text-properties officeooo:rsid="00458e39" officeooo:paragraph-rsid="00458e39"/>
    </style:style>
    <style:style style:name="P24" style:family="paragraph" style:parent-style-name="Standard">
      <style:text-properties officeooo:paragraph-rsid="00482d4e"/>
    </style:style>
    <style:style style:name="P25" style:family="paragraph" style:parent-style-name="Standard">
      <style:text-properties officeooo:rsid="0050a791" officeooo:paragraph-rsid="0050a791"/>
    </style:style>
    <style:style style:name="P26" style:family="paragraph" style:parent-style-name="Standard">
      <style:text-properties officeooo:rsid="005641aa" officeooo:paragraph-rsid="005641aa"/>
    </style:style>
    <style:style style:name="P27" style:family="paragraph" style:parent-style-name="Standard">
      <style:text-properties officeooo:paragraph-rsid="0057e416"/>
    </style:style>
    <style:style style:name="P28" style:family="paragraph" style:parent-style-name="Standard">
      <style:text-properties officeooo:rsid="005ae067" officeooo:paragraph-rsid="005ae067"/>
    </style:style>
    <style:style style:name="P29" style:family="paragraph" style:parent-style-name="Standard">
      <style:text-properties officeooo:paragraph-rsid="005ba852"/>
    </style:style>
    <style:style style:name="P30" style:family="paragraph" style:parent-style-name="Tabletext">
      <style:paragraph-properties fo:text-align="center" style:justify-single-word="false"/>
      <style:text-properties style:font-name="arial" fo:language="pl" fo:country="PL" fo:font-weight="bold" style:font-weight-asian="bold"/>
    </style:style>
    <style:style style:name="P31" style:family="paragraph" style:parent-style-name="Tabletext">
      <style:text-properties style:font-name="arial" fo:language="pl" fo:country="PL" officeooo:rsid="001bac2c" officeooo:paragraph-rsid="001bac2c"/>
    </style:style>
    <style:style style:name="P32" style:family="paragraph" style:parent-style-name="Tabletext">
      <style:paragraph-properties style:snap-to-layout-grid="false"/>
      <style:text-properties style:font-name="arial" fo:language="pl" fo:country="PL"/>
    </style:style>
    <style:style style:name="P33" style:family="paragraph" style:parent-style-name="Tabletext">
      <style:text-properties style:font-name="arial" fo:language="pl" fo:country="PL" officeooo:rsid="00223cfe" officeooo:paragraph-rsid="00223cfe"/>
    </style:style>
    <style:style style:name="P34" style:family="paragraph" style:parent-style-name="Main_20_Title">
      <style:text-properties fo:font-size="12pt" officeooo:paragraph-rsid="0020d29d" style:font-size-asian="12pt"/>
    </style:style>
    <style:style style:name="P35" style:family="paragraph" style:parent-style-name="Heading_20_3">
      <style:text-properties style:font-name="arial" fo:language="pl" fo:country="PL"/>
    </style:style>
    <style:style style:name="P36" style:family="paragraph" style:parent-style-name="Heading_20_3">
      <style:paragraph-properties fo:break-before="page"/>
      <style:text-properties style:font-name="arial" fo:language="pl" fo:country="PL"/>
    </style:style>
    <style:style style:name="P37" style:family="paragraph" style:parent-style-name="Heading_20_1">
      <style:text-properties style:font-name="arial"/>
    </style:style>
    <style:style style:name="P38" style:family="paragraph" style:parent-style-name="Heading_20_1">
      <style:text-properties style:font-name="arial" fo:language="pl" fo:country="PL"/>
    </style:style>
    <style:style style:name="P39" style:family="paragraph" style:parent-style-name="Heading_20_2">
      <style:text-properties style:font-name="arial"/>
    </style:style>
    <style:style style:name="P40" style:family="paragraph" style:parent-style-name="Heading_20_2">
      <style:text-properties style:font-name="arial" fo:language="pl" fo:country="PL"/>
    </style:style>
    <style:style style:name="P41" style:family="paragraph" style:parent-style-name="Heading_20_2">
      <style:paragraph-properties fo:orphans="2" fo:widows="2"/>
      <style:text-properties style:font-name="arial" fo:language="pl" fo:country="PL"/>
    </style:style>
    <style:style style:name="P42" style:family="paragraph" style:parent-style-name="Heading_20_2">
      <style:text-properties style:font-name="Arial" fo:font-size="10pt" fo:font-weight="bold" officeooo:rsid="00097bba" officeooo:paragraph-rsid="0034d14f" style:font-size-asian="10pt" style:font-weight-asian="bold" style:font-size-complex="10pt" style:font-weight-complex="bold"/>
    </style:style>
    <style:style style:name="P43" style:family="paragraph" style:parent-style-name="Heading_20_2">
      <style:text-properties officeooo:paragraph-rsid="0034d14f"/>
    </style:style>
    <style:style style:name="P44" style:family="paragraph" style:parent-style-name="Heading">
      <style:text-properties officeooo:paragraph-rsid="0020d29d"/>
    </style:style>
    <style:style style:name="P45" style:family="paragraph" style:parent-style-name="Heading">
      <style:paragraph-properties fo:text-align="end" style:justify-single-word="false"/>
      <style:text-properties style:font-name="arial" fo:language="pl" fo:country="PL"/>
    </style:style>
    <style:style style:name="P46" style:family="paragraph" style:parent-style-name="Heading">
      <style:text-properties style:font-name="arial" fo:font-size="14pt" fo:language="pl" fo:country="PL" style:font-size-asian="14pt"/>
    </style:style>
    <style:style style:name="P47" style:family="paragraph" style:parent-style-name="Heading">
      <style:paragraph-properties fo:text-align="end" style:justify-single-word="false"/>
      <style:text-properties style:font-name="arial" fo:font-size="14pt" fo:language="pl" fo:country="PL" style:font-size-asian="14pt"/>
    </style:style>
    <style:style style:name="P48" style:family="paragraph" style:parent-style-name="Heading">
      <style:text-properties style:font-name="arial" fo:font-size="12pt" fo:language="pl" fo:country="PL" style:font-size-asian="12pt" style:language-asian="none" style:country-asian="none" style:font-size-complex="12pt"/>
    </style:style>
    <style:style style:name="P49" style:family="paragraph" style:parent-style-name="Heading" style:master-page-name="Standard">
      <style:paragraph-properties fo:text-align="end" style:justify-single-word="false" style:page-number="auto"/>
      <style:text-properties style:font-name="arial" fo:font-size="14pt" fo:language="pl" fo:country="PL" officeooo:rsid="0020d29d" officeooo:paragraph-rsid="0020d29d" style:font-size-asian="14pt" style:font-size-complex="14pt"/>
    </style:style>
    <style:style style:name="P50" style:family="paragraph" style:parent-style-name="Heading" style:master-page-name="Convert_20_1">
      <style:paragraph-properties style:page-number="auto"/>
      <style:text-properties style:font-name="arial" fo:language="pl" fo:country="PL"/>
    </style:style>
    <style:style style:name="P51" style:family="paragraph" style:parent-style-name="Heading">
      <style:paragraph-properties fo:break-before="page"/>
      <style:text-properties style:font-name="arial" fo:language="pl" fo:country="PL"/>
    </style:style>
    <style:style style:name="P52" style:family="paragraph" style:parent-style-name="Text_20_body">
      <style:text-properties style:font-name="arial" fo:language="pl" fo:country="PL"/>
    </style:style>
    <style:style style:name="P53" style:family="paragraph" style:parent-style-name="Text_20_body" style:list-style-name="L2">
      <style:text-properties fo:color="#000000" style:font-name="arial" fo:language="pl" fo:country="PL" fo:font-style="normal" officeooo:rsid="00385a1e" officeooo:paragraph-rsid="00385a1e" style:font-style-asian="normal" style:font-style-complex="normal"/>
    </style:style>
    <style:style style:name="P54" style:family="paragraph" style:parent-style-name="Text_20_body" style:list-style-name="L4">
      <style:text-properties fo:color="#000000" style:font-name="arial" fo:language="pl" fo:country="PL" fo:font-style="normal" officeooo:rsid="00398f88" officeooo:paragraph-rsid="00398f88" style:font-style-asian="normal" style:font-style-complex="normal"/>
    </style:style>
    <style:style style:name="P55" style:family="paragraph" style:parent-style-name="Text_20_body" style:list-style-name="L5">
      <style:text-properties fo:color="#000000" style:font-name="arial" fo:language="pl" fo:country="PL" fo:font-style="normal" officeooo:rsid="00399263" officeooo:paragraph-rsid="00399263" style:font-style-asian="normal" style:font-style-complex="normal"/>
    </style:style>
    <style:style style:name="P56" style:family="paragraph" style:parent-style-name="Text_20_body" style:list-style-name="L5">
      <style:text-properties fo:color="#000000" style:font-name="arial" fo:language="pl" fo:country="PL" fo:font-style="normal" officeooo:rsid="003a9ec4" officeooo:paragraph-rsid="003a9ec4" style:font-style-asian="normal" style:font-style-complex="normal"/>
    </style:style>
    <style:style style:name="P57" style:family="paragraph" style:parent-style-name="Text_20_body" style:list-style-name="L7">
      <style:text-properties fo:color="#000000" style:font-name="arial" fo:language="pl" fo:country="PL" fo:font-style="normal" officeooo:rsid="003abdfd" officeooo:paragraph-rsid="003abdfd" style:font-style-asian="normal" style:font-style-complex="normal"/>
    </style:style>
    <style:style style:name="P58" style:family="paragraph" style:parent-style-name="Text_20_body" style:list-style-name="L7">
      <style:text-properties fo:color="#000000" style:font-name="arial" fo:language="pl" fo:country="PL" fo:font-style="normal" officeooo:rsid="003c4690" officeooo:paragraph-rsid="003c4690" style:font-style-asian="normal" style:font-style-complex="normal"/>
    </style:style>
    <style:style style:name="P59" style:family="paragraph" style:parent-style-name="Text_20_body" style:list-style-name="L7">
      <style:text-properties fo:color="#000000" style:font-name="arial" fo:language="pl" fo:country="PL" fo:font-style="normal" officeooo:rsid="003d5735" officeooo:paragraph-rsid="003d5735" style:font-style-asian="normal" style:font-style-complex="normal"/>
    </style:style>
    <style:style style:name="P60" style:family="paragraph" style:parent-style-name="Text_20_body" style:list-style-name="L7">
      <style:text-properties fo:color="#000000" style:font-name="arial" fo:language="pl" fo:country="PL" fo:font-style="normal" officeooo:rsid="004109a9" officeooo:paragraph-rsid="004109a9" style:font-style-asian="normal" style:font-style-complex="normal"/>
    </style:style>
    <style:style style:name="P61" style:family="paragraph" style:parent-style-name="Text_20_body" style:list-style-name="L7">
      <style:text-properties fo:color="#000000" style:font-name="arial" fo:language="pl" fo:country="PL" fo:font-style="normal" officeooo:rsid="00429c9f" officeooo:paragraph-rsid="00429c9f" style:font-style-asian="normal" style:font-style-complex="normal"/>
    </style:style>
    <style:style style:name="P62" style:family="paragraph" style:parent-style-name="Text_20_body">
      <style:paragraph-properties fo:margin-left="0in" fo:margin-right="0in" fo:text-indent="0in" style:auto-text-indent="false"/>
      <style:text-properties fo:color="#000000" style:font-name="arial" fo:language="pl" fo:country="PL" fo:font-style="normal" fo:font-weight="bold" style:font-style-asian="normal" style:font-weight-asian="bold" style:font-style-complex="normal"/>
    </style:style>
    <style:style style:name="P63" style:family="paragraph" style:parent-style-name="Text_20_body">
      <style:paragraph-properties fo:margin-left="0in" fo:margin-right="0in" fo:text-indent="0in" style:auto-text-indent="false"/>
      <style:text-properties style:font-name="arial" officeooo:rsid="0025607f" officeooo:paragraph-rsid="0025607f"/>
    </style:style>
    <style:style style:name="P64" style:family="paragraph" style:parent-style-name="Text_20_body">
      <style:paragraph-properties fo:margin-left="0in" fo:margin-right="0in" fo:text-indent="0in" style:auto-text-indent="false"/>
      <style:text-properties fo:color="#000000" style:font-name="arial" fo:language="pl" fo:country="PL" fo:font-style="normal" officeooo:rsid="00385a1e" officeooo:paragraph-rsid="00385a1e" style:font-style-asian="normal" style:font-style-complex="normal"/>
    </style:style>
    <style:style style:name="P65" style:family="paragraph" style:parent-style-name="Text_20_body" style:list-style-name="L5">
      <style:paragraph-properties fo:margin-left="0in" fo:margin-right="0in" fo:text-indent="0in" style:auto-text-indent="false"/>
      <style:text-properties fo:color="#000000" style:font-name="arial" fo:language="pl" fo:country="PL" fo:font-style="normal" officeooo:rsid="00399263" officeooo:paragraph-rsid="00399263" style:font-style-asian="normal" style:font-style-complex="normal"/>
    </style:style>
    <style:style style:name="P66" style:family="paragraph" style:parent-style-name="Text_20_body" style:list-style-name="L7">
      <style:paragraph-properties fo:margin-left="0in" fo:margin-right="0in" fo:text-indent="0in" style:auto-text-indent="false"/>
      <style:text-properties fo:color="#000000" style:font-name="arial" fo:language="pl" fo:country="PL" fo:font-style="normal" officeooo:rsid="003abdfd" officeooo:paragraph-rsid="003abdfd" style:font-style-asian="normal" style:font-style-complex="normal"/>
    </style:style>
    <style:style style:name="P67" style:family="paragraph" style:parent-style-name="Table_20_Contents">
      <style:text-properties officeooo:rsid="005c809e" officeooo:paragraph-rsid="005c809e"/>
    </style:style>
    <style:style style:name="P68" style:family="paragraph" style:parent-style-name="Table_20_Contents">
      <style:text-properties officeooo:rsid="005d9d95" officeooo:paragraph-rsid="005d9d95"/>
    </style:style>
    <style:style style:name="P69" style:family="paragraph" style:parent-style-name="Table_20_Contents">
      <style:text-properties officeooo:rsid="005f89b8" officeooo:paragraph-rsid="005f89b8"/>
    </style:style>
    <style:style style:name="P70" style:family="paragraph" style:parent-style-name="Table_20_Contents">
      <style:text-properties officeooo:rsid="00613937" officeooo:paragraph-rsid="00613937"/>
    </style:style>
    <style:style style:name="P71" style:family="paragraph" style:parent-style-name="Table_20_Contents">
      <style:text-properties officeooo:rsid="00618e46" officeooo:paragraph-rsid="00618e46"/>
    </style:style>
    <style:style style:name="P72" style:family="paragraph" style:parent-style-name="InfoBlue">
      <style:text-properties style:font-name="arial"/>
    </style:style>
    <style:style style:name="P73" style:family="paragraph" style:parent-style-name="InfoBlue">
      <style:text-properties style:font-name="arial" fo:language="pl" fo:country="PL"/>
    </style:style>
    <style:style style:name="P74" style:family="paragraph" style:parent-style-name="InfoBlue">
      <style:text-properties fo:color="#000000" style:font-name="arial" fo:language="pl" fo:country="PL" fo:font-style="normal" style:font-style-asian="normal" style:font-style-complex="normal"/>
    </style:style>
    <style:style style:name="P75" style:family="paragraph" style:parent-style-name="InfoBlue">
      <style:text-properties fo:color="#000000" style:font-name="arial" fo:language="pl" fo:country="PL" fo:font-style="normal" officeooo:rsid="00385a1e" officeooo:paragraph-rsid="00385a1e" style:font-style-asian="normal" style:font-style-complex="normal"/>
    </style:style>
    <style:style style:name="P76" style:family="paragraph" style:parent-style-name="InfoBlue">
      <style:text-properties fo:color="#000000" style:font-name="arial" fo:language="pl" fo:country="PL" fo:font-style="normal" officeooo:rsid="00398f88" officeooo:paragraph-rsid="00398f88" style:font-style-asian="normal" style:font-style-complex="normal"/>
    </style:style>
    <style:style style:name="P77" style:family="paragraph" style:parent-style-name="InfoBlue">
      <style:text-properties fo:color="#000000" style:font-name="arial" fo:language="pl" fo:country="PL" fo:font-style="normal" officeooo:rsid="00399263" officeooo:paragraph-rsid="00399263" style:font-style-asian="normal" style:font-style-complex="normal"/>
    </style:style>
    <style:style style:name="P78" style:family="paragraph" style:parent-style-name="InfoBlue">
      <style:text-properties fo:color="#000000" style:font-name="arial" fo:language="pl" fo:country="PL" fo:font-style="normal" officeooo:rsid="003aa62f" officeooo:paragraph-rsid="003aa62f" style:font-style-asian="normal" style:font-style-complex="normal"/>
    </style:style>
    <style:style style:name="P79" style:family="paragraph" style:parent-style-name="InfoBlue">
      <style:text-properties fo:color="#000000" style:font-name="arial" fo:language="pl" fo:country="PL" fo:font-style="normal" officeooo:rsid="003abdfd" officeooo:paragraph-rsid="003abdfd" style:font-style-asian="normal" style:font-style-complex="normal"/>
    </style:style>
    <style:style style:name="P80" style:family="paragraph" style:parent-style-name="InfoBlue">
      <style:paragraph-properties fo:margin-left="0in" fo:margin-right="0in" fo:text-indent="0in" style:auto-text-indent="false"/>
      <style:text-properties style:font-name="arial" fo:language="pl" fo:country="PL" officeooo:paragraph-rsid="0050a791"/>
    </style:style>
    <style:style style:name="T1" style:family="text">
      <style:text-properties officeooo:rsid="001ac9fa"/>
    </style:style>
    <style:style style:name="T2" style:family="text">
      <style:text-properties officeooo:rsid="001bac2c"/>
    </style:style>
    <style:style style:name="T3" style:family="text">
      <style:text-properties style:font-name="Symbol" style:font-name-asian="Symbol" style:font-name-complex="Symbol"/>
    </style:style>
    <style:style style:name="T4" style:family="text">
      <style:text-properties style:font-name="Ubuntu" officeooo:rsid="001d80b6" style:font-name-asian="Symbol" style:font-name-complex="Symbol"/>
    </style:style>
    <style:style style:name="T5" style:family="text">
      <style:text-properties fo:language="pl" fo:country="PL"/>
    </style:style>
    <style:style style:name="T6" style:family="text">
      <style:text-properties officeooo:rsid="0018da49"/>
    </style:style>
    <style:style style:name="T7" style:family="text">
      <style:text-properties style:font-name="arial" style:language-asian="none" style:country-asian="none"/>
    </style:style>
    <style:style style:name="T8" style:family="text">
      <style:text-properties style:font-name="arial" fo:font-size="12pt" style:font-size-asian="12pt" style:language-asian="none" style:country-asian="none" style:font-size-complex="12pt"/>
    </style:style>
    <style:style style:name="T9" style:family="text">
      <style:text-properties style:font-name="arial" fo:font-size="12pt" fo:language="pl" fo:country="PL" style:font-size-asian="12pt" style:language-asian="none" style:country-asian="none" style:font-size-complex="12pt"/>
    </style:style>
    <style:style style:name="T10" style:family="text">
      <style:text-properties style:font-name="arial" fo:language="pl" fo:country="PL"/>
    </style:style>
    <style:style style:name="T11" style:family="text">
      <style:text-properties style:font-name="arial" fo:language="pl" fo:country="PL" style:language-asian="none" style:country-asian="none"/>
    </style:style>
    <style:style style:name="T12" style:family="text">
      <style:text-properties style:font-name="arial" fo:language="pl" fo:country="PL" officeooo:rsid="0029a16b"/>
    </style:style>
    <style:style style:name="T13" style:family="text">
      <style:text-properties style:font-name="arial" fo:language="pl" fo:country="PL" officeooo:rsid="002af5e0"/>
    </style:style>
    <style:style style:name="T14" style:family="text">
      <style:text-properties style:font-name="arial" fo:language="pl" fo:country="PL" officeooo:rsid="00468ff4"/>
    </style:style>
    <style:style style:name="T15" style:family="text">
      <style:text-properties style:font-name="arial" fo:language="pl" fo:country="PL" officeooo:rsid="00482d4e"/>
    </style:style>
    <style:style style:name="T16" style:family="text">
      <style:text-properties style:font-name="arial" fo:language="pl" fo:country="PL" officeooo:rsid="00491ab3"/>
    </style:style>
    <style:style style:name="T17" style:family="text">
      <style:text-properties style:font-name="arial" fo:language="pl" fo:country="PL" officeooo:rsid="004987f4"/>
    </style:style>
    <style:style style:name="T18" style:family="text">
      <style:text-properties style:font-name="arial" fo:language="pl" fo:country="PL" officeooo:rsid="004af948"/>
    </style:style>
    <style:style style:name="T19" style:family="text">
      <style:text-properties style:font-name="arial" fo:language="pl" fo:country="PL" officeooo:rsid="004bcd84"/>
    </style:style>
    <style:style style:name="T20" style:family="text">
      <style:text-properties style:font-name="arial" fo:language="pl" fo:country="PL" officeooo:rsid="004d29e1"/>
    </style:style>
    <style:style style:name="T21" style:family="text">
      <style:text-properties style:font-name="arial" fo:language="pl" fo:country="PL" officeooo:rsid="004e60bd"/>
    </style:style>
    <style:style style:name="T22" style:family="text">
      <style:text-properties style:font-name="arial" fo:language="pl" fo:country="PL" officeooo:rsid="004eda12"/>
    </style:style>
    <style:style style:name="T23" style:family="text">
      <style:text-properties style:font-name="arial" fo:language="pl" fo:country="PL" officeooo:rsid="0052a56f"/>
    </style:style>
    <style:style style:name="T24" style:family="text">
      <style:text-properties style:font-name="arial" fo:language="pl" fo:country="PL" officeooo:rsid="00583699"/>
    </style:style>
    <style:style style:name="T25" style:family="text">
      <style:text-properties style:font-name="arial" fo:language="pl" fo:country="PL" officeooo:rsid="0058d96e"/>
    </style:style>
    <style:style style:name="T26" style:family="text">
      <style:text-properties style:font-name="arial" fo:language="pl" fo:country="PL" officeooo:rsid="0057e416"/>
    </style:style>
    <style:style style:name="T27" style:family="text">
      <style:text-properties style:font-name="arial" fo:language="pl" fo:country="PL" officeooo:rsid="005bf9ee"/>
    </style:style>
    <style:style style:name="T28" style:family="text">
      <style:text-properties style:font-name="arial" fo:language="pl" fo:country="PL" officeooo:rsid="005ba852"/>
    </style:style>
    <style:style style:name="T29" style:family="text">
      <style:text-properties style:font-name="Arial" fo:font-size="10pt" fo:font-weight="bold" officeooo:rsid="00097bba" style:font-size-asian="10pt" style:font-weight-asian="bold" style:font-size-complex="10pt" style:font-weight-complex="bold"/>
    </style:style>
    <style:style style:name="T30" style:family="text">
      <style:text-properties style:font-name="Arial" fo:font-size="10pt" fo:font-weight="normal" officeooo:rsid="000b1bcc" style:font-size-asian="10pt" style:font-weight-asian="normal" style:font-size-complex="10pt" style:font-weight-complex="normal"/>
    </style:style>
    <style:style style:name="T31" style:family="text">
      <style:text-properties style:font-name="Arial" fo:font-size="10pt" fo:font-weight="normal" officeooo:rsid="00097bba" style:font-size-asian="10pt" style:font-weight-asian="normal" style:font-size-complex="10pt" style:font-weight-complex="normal"/>
    </style:style>
    <style:style style:name="T32" style:family="text">
      <style:text-properties officeooo:rsid="000b1bcc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0b1bcc" style:font-weight-asian="normal" style:font-weight-complex="normal"/>
    </style:style>
    <style:style style:name="T35" style:family="text">
      <style:text-properties officeooo:rsid="00399263"/>
    </style:style>
    <style:style style:name="T36" style:family="text">
      <style:text-properties officeooo:rsid="003aa62f"/>
    </style:style>
    <style:style style:name="T37" style:family="text">
      <style:text-properties officeooo:rsid="003f0a29"/>
    </style:style>
    <style:style style:name="T38" style:family="text">
      <style:text-properties officeooo:rsid="00429c9f"/>
    </style:style>
    <style:style style:name="T39" style:family="text"/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Przedstawienie wizji projektu <text:s/></text:p>
      <text:p text:style-name="P12"/>
      <text:p text:style-name="P18">Busiarz</text:p>
      <text:p text:style-name="P45"/>
      <text:p text:style-name="P47"><text:span text:style-name="T6">Wersja</text:span> <text:span text:style-name="T6">1.0</text:span></text:p>
      <text:p text:style-name="P46"/>
      <text:p text:style-name="P11"/>
      <text:p text:style-name="P73"/>
      <text:p text:style-name="P50">Historia dokumentu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0">Data</text:p>
          </table:table-cell>
          <table:table-cell table:style-name="Table1.A1" office:value-type="string">
            <text:p text:style-name="P30">Wersja</text:p>
          </table:table-cell>
          <table:table-cell table:style-name="Table1.A1" office:value-type="string">
            <text:p text:style-name="P30">Opis</text:p>
          </table:table-cell>
          <table:table-cell table:style-name="Table1.D1" office:value-type="string">
            <text:p text:style-name="P30">Autor</text:p>
          </table:table-cell>
        </table:table-row>
        <table:table-row table:style-name="Table1.1">
          <table:table-cell table:style-name="Table1.A1" office:value-type="string">
            <text:p text:style-name="P31">04.03.2019</text:p>
          </table:table-cell>
          <table:table-cell table:style-name="Table1.A1" office:value-type="string">
            <text:p text:style-name="P31">1.0</text:p>
          </table:table-cell>
          <table:table-cell table:style-name="Table1.A1" office:value-type="string">
            <text:p text:style-name="P33">Pierwsza wersja dokumentu.</text:p>
          </table:table-cell>
          <table:table-cell table:style-name="Table1.D1" office:value-type="string">
            <text:p text:style-name="P31">Wojciech Sankowski</text:p>
          </table:table-cell>
        </table:table-row>
        <table:table-row table:style-name="Table1.1"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  <table:table-cell table:style-name="Table1.D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  <table:table-cell table:style-name="Table1.D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  <table:table-cell table:style-name="Table1.D1" office:value-type="string">
            <text:p text:style-name="P32"/>
          </table:table-cell>
        </table:table-row>
      </table:table>
      <text:p text:style-name="P13"/>
      <text:p text:style-name="P51">Spis treści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in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"><text:span text:style-name="T7">1.</text:span><text:span text:style-name="T8"><text:tab/></text:span><text:span text:style-name="T7">Wstęp<text:tab/></text:span><text:a xlink:type="simple" xlink:href="#__RefHeading___Toc87951642" text:style-name="Index_20_Link" text:visited-style-name="Index_20_Link"><text:span text:style-name="T7">4</text:span></text:a></text:p>
          <text:p text:style-name="P9"><text:span text:style-name="T11">1.1</text:span><text:span text:style-name="T9"><text:tab/></text:span><text:span text:style-name="T11">Cel<text:tab/></text:span><text:a xlink:type="simple" xlink:href="#__RefHeading___Toc87951643" text:style-name="Index_20_Link" text:visited-style-name="Index_20_Link"><text:span text:style-name="T11">4</text:span></text:a></text:p>
          <text:p text:style-name="P9"><text:span text:style-name="T11">1.2</text:span><text:span text:style-name="T9"><text:tab/></text:span><text:span text:style-name="T11">Zakres<text:tab/></text:span><text:a xlink:type="simple" xlink:href="#__RefHeading___Toc87951644" text:style-name="Index_20_Link" text:visited-style-name="Index_20_Link"><text:span text:style-name="T11">4</text:span></text:a></text:p>
          <text:p text:style-name="P9"><text:span text:style-name="T11">1.3</text:span><text:span text:style-name="T9"><text:tab/></text:span><text:span text:style-name="T11">Definicje, akronimy, skróty<text:tab/></text:span><text:a xlink:type="simple" xlink:href="#__RefHeading___Toc87951645" text:style-name="Index_20_Link" text:visited-style-name="Index_20_Link"><text:span text:style-name="T11">4</text:span></text:a></text:p>
          <text:p text:style-name="P9"><text:span text:style-name="T11">1.4</text:span><text:span text:style-name="T9"><text:tab/></text:span><text:span text:style-name="T11">Dokumenty powiązane<text:tab/></text:span><text:a xlink:type="simple" xlink:href="#__RefHeading___Toc87951646" text:style-name="Index_20_Link" text:visited-style-name="Index_20_Link"><text:span text:style-name="T11">4</text:span></text:a></text:p>
          <text:p text:style-name="P9"><text:span text:style-name="T11">1.5</text:span><text:span text:style-name="T9"><text:tab/></text:span><text:span text:style-name="T11">Organizacja dokumentu<text:tab/></text:span><text:a xlink:type="simple" xlink:href="#__RefHeading___Toc87951647" text:style-name="Index_20_Link" text:visited-style-name="Index_20_Link"><text:span text:style-name="T11">4</text:span></text:a></text:p>
          <text:p text:style-name="P8"><text:span text:style-name="T11">2.</text:span><text:span text:style-name="T9"><text:tab/></text:span><text:span text:style-name="T11">Założenia projektu (Positioning)<text:tab/></text:span><text:a xlink:type="simple" xlink:href="#__RefHeading___Toc87951648" text:style-name="Index_20_Link" text:visited-style-name="Index_20_Link"><text:span text:style-name="T11">4</text:span></text:a></text:p>
          <text:p text:style-name="P9"><text:span text:style-name="T11">2.1</text:span><text:span text:style-name="T9"><text:tab/></text:span><text:span text:style-name="T11">Cele biznesowe<text:tab/></text:span><text:a xlink:type="simple" xlink:href="#__RefHeading___Toc87951649" text:style-name="Index_20_Link" text:visited-style-name="Index_20_Link"><text:span text:style-name="T11">4</text:span></text:a></text:p>
          <text:p text:style-name="P9"><text:span text:style-name="T11">2.2</text:span><text:span text:style-name="T9"><text:tab/></text:span><text:span text:style-name="T11">Opis problemu/potrzeby<text:tab/></text:span><text:a xlink:type="simple" xlink:href="#__RefHeading___Toc87951650" text:style-name="Index_20_Link" text:visited-style-name="Index_20_Link"><text:span text:style-name="T11">4</text:span></text:a></text:p>
          <text:p text:style-name="P9"><text:span text:style-name="T11">2.3</text:span><text:span text:style-name="T9"><text:tab/></text:span><text:span text:style-name="T11">Product Position Statement (jak to przetłumaczyć). Nie wiem czy tego kawałka nie wywalić<text:tab/></text:span><text:a xlink:type="simple" xlink:href="#__RefHeading___Toc87951651" text:style-name="Index_20_Link" text:visited-style-name="Index_20_Link"><text:span text:style-name="T11">5</text:span></text:a></text:p>
          <text:p text:style-name="P8"><text:span text:style-name="T11">3.</text:span><text:span text:style-name="T9"><text:tab/></text:span><text:span text:style-name="T11">Udziałowcy i użytkownicy<text:tab/></text:span><text:a xlink:type="simple" xlink:href="#__RefHeading___Toc87951652" text:style-name="Index_20_Link" text:visited-style-name="Index_20_Link"><text:span text:style-name="T11">5</text:span></text:a></text:p>
          <text:p text:style-name="P9"><text:span text:style-name="T11">3.1</text:span><text:span text:style-name="T9"><text:tab/></text:span><text:span text:style-name="T11">Udziałowcy<text:tab/></text:span><text:a xlink:type="simple" xlink:href="#__RefHeading___Toc87951653" text:style-name="Index_20_Link" text:visited-style-name="Index_20_Link"><text:span text:style-name="T11">5</text:span></text:a></text:p>
          <text:p text:style-name="P9"><text:span text:style-name="T11">3.2</text:span><text:span text:style-name="T9"><text:tab/></text:span><text:span text:style-name="T11">Użytkownicy<text:tab/></text:span><text:a xlink:type="simple" xlink:href="#__RefHeading___Toc87951654" text:style-name="Index_20_Link" text:visited-style-name="Index_20_Link"><text:span text:style-name="T11">5</text:span></text:a></text:p>
          <text:p text:style-name="P9"><text:span text:style-name="T11">3.3</text:span><text:span text:style-name="T9"><text:tab/></text:span><text:span text:style-name="T11">Środowisko użytkownika<text:tab/></text:span><text:a xlink:type="simple" xlink:href="#__RefHeading___Toc87951655" text:style-name="Index_20_Link" text:visited-style-name="Index_20_Link"><text:span text:style-name="T11">6</text:span></text:a></text:p>
          <text:p text:style-name="P9"><text:span text:style-name="T11">3.4</text:span><text:span text:style-name="T9"><text:tab/></text:span><text:span text:style-name="T11">Profile udziałowców<text:tab/></text:span><text:a xlink:type="simple" xlink:href="#__RefHeading___Toc87951656" text:style-name="Index_20_Link" text:visited-style-name="Index_20_Link"><text:span text:style-name="T11">6</text:span></text:a></text:p>
          <text:p text:style-name="Contents_20_3"><text:span text:style-name="T11">3.4.1</text:span><text:span text:style-name="T9"><text:tab/></text:span><text:span text:style-name="T11">&lt;Nazwa udziałowca&gt;<text:tab/></text:span><text:a xlink:type="simple" xlink:href="#__RefHeading___Toc87951657" text:style-name="Index_20_Link" text:visited-style-name="Index_20_Link"><text:span text:style-name="T11">7</text:span></text:a></text:p>
          <text:p text:style-name="P9"><text:span text:style-name="T11">3.5</text:span><text:span text:style-name="T9"><text:tab/></text:span><text:span text:style-name="T11">Profile użytkowników<text:tab/></text:span><text:a xlink:type="simple" xlink:href="#__RefHeading___Toc87951658" text:style-name="Index_20_Link" text:visited-style-name="Index_20_Link"><text:span text:style-name="T11">7</text:span></text:a></text:p>
          <text:p text:style-name="Contents_20_3"><text:span text:style-name="T11">3.5.1</text:span><text:span text:style-name="T9"><text:tab/></text:span><text:span text:style-name="T11">&lt;Nazwa użytkownika&gt;<text:tab/></text:span><text:a xlink:type="simple" xlink:href="#__RefHeading___Toc87951659" text:style-name="Index_20_Link" text:visited-style-name="Index_20_Link"><text:span text:style-name="T11">7</text:span></text:a></text:p>
          <text:p text:style-name="P9"><text:span text:style-name="T11">3.6</text:span><text:span text:style-name="T9"><text:tab/></text:span><text:span text:style-name="T11">Główni uczestnicy lub potrzeby klienta<text:tab/></text:span><text:a xlink:type="simple" xlink:href="#__RefHeading___Toc87951660" text:style-name="Index_20_Link" text:visited-style-name="Index_20_Link"><text:span text:style-name="T11">7</text:span></text:a></text:p>
          <text:p text:style-name="P9"><text:span text:style-name="T11">3.7</text:span><text:span text:style-name="T9"><text:tab/></text:span><text:span text:style-name="T11">Alternatywy i konkurencja<text:tab/></text:span><text:a xlink:type="simple" xlink:href="#__RefHeading___Toc87951661" text:style-name="Index_20_Link" text:visited-style-name="Index_20_Link"><text:span text:style-name="T11">8</text:span></text:a></text:p>
          <text:p text:style-name="P8"><text:span text:style-name="T11">4.</text:span><text:span text:style-name="T9"><text:tab/></text:span><text:span text:style-name="T11">Ograniczenia<text:tab/></text:span><text:a xlink:type="simple" xlink:href="#__RefHeading___Toc87951662" text:style-name="Index_20_Link" text:visited-style-name="Index_20_Link"><text:span text:style-name="T11">8</text:span></text:a></text:p>
          <text:p text:style-name="P8"><text:span text:style-name="T11">5.</text:span><text:span text:style-name="T9"><text:tab/></text:span><text:span text:style-name="T11">Wymagania jakości<text:tab/></text:span><text:a xlink:type="simple" xlink:href="#__RefHeading___Toc87951663" text:style-name="Index_20_Link" text:visited-style-name="Index_20_Link"><text:span text:style-name="T11">8</text:span></text:a></text:p>
          <text:p text:style-name="P8"><text:span text:style-name="T11">6.</text:span><text:span text:style-name="T9"><text:tab/></text:span><text:span text:style-name="T11">Priorytety<text:tab/></text:span><text:a xlink:type="simple" xlink:href="#__RefHeading___Toc87951664" text:style-name="Index_20_Link" text:visited-style-name="Index_20_Link"><text:span text:style-name="T11">8</text:span></text:a></text:p>
          <text:p text:style-name="P8"><text:span text:style-name="T11">7.</text:span><text:span text:style-name="T9"><text:tab/></text:span><text:span text:style-name="T11">Pozostałe wymagania<text:tab/></text:span><text:a xlink:type="simple" xlink:href="#__RefHeading___Toc87951665" text:style-name="Index_20_Link" text:visited-style-name="Index_20_Link"><text:span text:style-name="T11">8</text:span></text:a></text:p>
          <text:p text:style-name="P9"><text:span text:style-name="T11">7.1</text:span><text:span text:style-name="T9"><text:tab/></text:span><text:span text:style-name="T11">Stosowane standardy<text:tab/></text:span><text:a xlink:type="simple" xlink:href="#__RefHeading___Toc87951666" text:style-name="Index_20_Link" text:visited-style-name="Index_20_Link"><text:span text:style-name="T11">8</text:span></text:a></text:p>
          <text:p text:style-name="P9"><text:span text:style-name="T11">7.2</text:span><text:span text:style-name="T9"><text:tab/></text:span><text:span text:style-name="T11">Wymagania systemowe i sprzętowe<text:tab/></text:span><text:a xlink:type="simple" xlink:href="#__RefHeading___Toc87951667" text:style-name="Index_20_Link" text:visited-style-name="Index_20_Link"><text:span text:style-name="T11">8</text:span></text:a></text:p>
          <text:p text:style-name="P9"><text:span text:style-name="T11">7.3</text:span><text:span text:style-name="T9"><text:tab/></text:span><text:span text:style-name="T11">Wymagania wydajnościowe<text:tab/></text:span><text:a xlink:type="simple" xlink:href="#__RefHeading___Toc87951668" text:style-name="Index_20_Link" text:visited-style-name="Index_20_Link"><text:span text:style-name="T11">8</text:span></text:a></text:p>
          <text:p text:style-name="P9"><text:span text:style-name="T11">7.4</text:span><text:span text:style-name="T9"><text:tab/></text:span><text:span text:style-name="T11">Wymagania związane ze środowiskiem pracy<text:tab/></text:span><text:a xlink:type="simple" xlink:href="#__RefHeading___Toc87951669" text:style-name="Index_20_Link" text:visited-style-name="Index_20_Link"><text:span text:style-name="T11">8</text:span></text:a></text:p>
        </text:index-body>
      </text:table-of-content>
      <text:p text:style-name="P48"/>
      <text:p text:style-name="P51"><text:title>Wizja Projektu</text:title></text:p>
      <text:h text:style-name="P37" text:outline-level="1"><text:bookmark-start text:name="__RefHeading___Toc87951642"/><text:span text:style-name="T5">Wstęp</text:span><text:bookmark-end text:name="__RefHeading___Toc87951642"/></text:h>
      <text:p text:style-name="Standard"><text:span text:style-name="T10"/></text:p>
      <text:p text:style-name="P63"><text:span text:style-name="T5">Niniejszy dokument przedstawia ogólny zarys projektu Busiarz, w skład którego wchodzą cel, zakres, definicje oraz dokumenty powiązane z projektem. </text:span></text:p>
      <text:h text:style-name="P39" text:outline-level="2"><text:bookmark-start text:name="__RefHeading___Toc87951643"/><text:span text:style-name="T5">Cel</text:span><text:bookmark-end text:name="__RefHeading___Toc87951643"/></text:h>
      <text:p text:style-name="Standard"><text:span text:style-name="T10"/></text:p>
      <text:p text:style-name="P19"><text:span text:style-name="T10">Celem tego dokumentu jest </text:span><text:span text:style-name="T12">uporządkowanie podstawowych założeń dotyczących projektu Busiarz. </text:span><text:span text:style-name="T13">W niniejszym dokumencie znajdzie się zarys projektu, pominięte zostaną natomiast szczegóły jego realizacji.</text:span></text:p>
      <text:h text:style-name="P40" text:outline-level="2"><text:bookmark-start text:name="__RefHeading___Toc87951644"/>Zakres<text:bookmark-end text:name="__RefHeading___Toc87951644"/></text:h>
      <text:p text:style-name="Standard"><text:span text:style-name="T10"/></text:p>
      <text:p text:style-name="P20"><text:span text:style-name="T10">Na niniejszy dokument składają się:</text:span></text:p>
      <text:list xml:id="list4061050715" text:style-name="L1">
        <text:list-item>
          <text:p text:style-name="P21"><text:span text:style-name="T10">definicje oraz skróty użyte w projekcie</text:span></text:p>
        </text:list-item>
        <text:list-item>
          <text:p text:style-name="P21"><text:span text:style-name="T10">powiązane dokumenty</text:span></text:p>
        </text:list-item>
        <text:list-item>
          <text:p text:style-name="P21"><text:span text:style-name="T10">założenia projektu (cel, opis problemu)</text:span></text:p>
        </text:list-item>
        <text:list-item>
          <text:p text:style-name="P21"><text:span text:style-name="T10">udziałowców oraz użytkoników</text:span></text:p>
        </text:list-item>
        <text:list-item>
          <text:p text:style-name="P21"><text:span text:style-name="T10">ograniczenia związane z projektem</text:span></text:p>
        </text:list-item>
        <text:list-item>
          <text:p text:style-name="P21"><text:span text:style-name="T10">wymagania dotyczące jakości</text:span></text:p>
        </text:list-item>
        <text:list-item>
          <text:p text:style-name="P21"><text:span text:style-name="T10">priorytety</text:span></text:p>
        </text:list-item>
      </text:list>
      <text:h text:style-name="P40" text:outline-level="2"><text:bookmark-start text:name="__RefHeading___Toc87951645"/>Definicje, akronimy, skróty<text:bookmark-end text:name="__RefHeading___Toc87951645"/></text:h>
      <text:h text:style-name="P43" text:outline-level="2" text:is-list-header="true">Administrator </text:h>
      <text:p text:style-name="P22"><text:tab/><text:span text:style-name="T32">O</text:span>soba tworząca konta kierowców i mechaników, zarządzająca użytkownikami, rozpatrująca reklamacje oraz odpowiedzialna za komunikację z klientem. Może również definiować pojazdy, przystanki i trasy.</text:p>
      <text:h text:style-name="P43" text:outline-level="2" text:is-list-header="true"><text:bookmark-start text:name="__RefHeading___Toc1441_2346373975"/>Kierowca <text:bookmark-end text:name="__RefHeading___Toc1441_2346373975"/></text:h>
      <text:p text:style-name="P22"><text:span text:style-name="T33"><text:tab/></text:span><text:span text:style-name="T34">R</text:span><text:span text:style-name="T33">ealizuje przejazdy, używa systemu do szybkiego naprawiania usterek pojazdu.</text:span></text:p>
      <text:h text:style-name="P43" text:outline-level="2" text:is-list-header="true"><text:bookmark-start text:name="__RefHeading___Toc1563_2346373975"/>Mechanik <text:bookmark-end text:name="__RefHeading___Toc1563_2346373975"/></text:h>
      <text:p text:style-name="P22"><text:span text:style-name="T33"><text:tab/></text:span><text:span text:style-name="T34">N</text:span><text:span text:style-name="T33">aprawia pojazdy, zmienia statusy prac naprawczych.</text:span></text:p>
      <text:h text:style-name="P42" text:outline-level="2" text:is-list-header="true"><text:bookmark-start text:name="__RefHeading___Toc1565_2346373975"/>Klient<text:bookmark-end text:name="__RefHeading___Toc1565_2346373975"/></text:h>
      <text:p text:style-name="P17"><text:span text:style-name="T29"><text:tab/></text:span><text:span text:style-name="T30">K</text:span><text:span text:style-name="T31">lient firmy przewozowej, kupuje bilety, sprawdza rozkład jazdy. Może również zapraszać znajomych i składać reklamacje.</text:span></text:p>
      <text:h text:style-name="P40" text:outline-level="2"><text:bookmark-start text:name="__RefHeading___Toc87951646"/>Dokumenty powiązane<text:bookmark-end text:name="__RefHeading___Toc87951646"/></text:h>
      <text:p text:style-name="Standard"><text:span text:style-name="T10"/></text:p>
      <text:p text:style-name="Standard"><text:span text:style-name="T10"/>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67">Analiza leksykalna</text:p>
          </table:table-cell>
          <table:table-cell table:style-name="Table2.A1" office:value-type="string">
            <text:p text:style-name="P67">Marcin Moskwa</text:p>
          </table:table-cell>
          <table:table-cell table:style-name="Table2.A1" office:value-type="string">
            <text:p text:style-name="P67">1.0</text:p>
          </table:table-cell>
          <table:table-cell table:style-name="Table2.D1" office:value-type="string">
            <text:p text:style-name="P67">01.03.2019</text:p>
          </table:table-cell>
        </table:table-row>
        <table:table-row>
          <table:table-cell table:style-name="Table2.A2" office:value-type="string">
            <text:p text:style-name="P68">Słownik</text:p>
          </table:table-cell>
          <table:table-cell table:style-name="Table2.A2" office:value-type="string">
            <text:p text:style-name="P68">Oskar Słyk</text:p>
          </table:table-cell>
          <table:table-cell table:style-name="Table2.A2" office:value-type="string">
            <text:p text:style-name="P68">1.0</text:p>
          </table:table-cell>
          <table:table-cell table:style-name="Table2.D2" office:value-type="string">
            <text:p text:style-name="P68">02.03.2019</text:p>
          </table:table-cell>
        </table:table-row>
        <table:table-row>
          <table:table-cell table:style-name="Table2.A2" office:value-type="string">
            <text:p text:style-name="P69">Dokument zamawiającego</text:p>
          </table:table-cell>
          <table:table-cell table:style-name="Table2.A2" office:value-type="string">
            <text:p text:style-name="P69">Bartosz Solka</text:p>
          </table:table-cell>
          <table:table-cell table:style-name="Table2.A2" office:value-type="string">
            <text:p text:style-name="P69">1.0</text:p>
          </table:table-cell>
          <table:table-cell table:style-name="Table2.D2" office:value-type="string">
            <text:p text:style-name="P69">01.03.2019</text:p>
          </table:table-cell>
        </table:table-row>
        <table:table-row>
          <table:table-cell table:style-name="Table2.A2" office:value-type="string">
            <text:p text:style-name="P69">Dokument wykonawcy</text:p>
          </table:table-cell>
          <table:table-cell table:style-name="Table2.A2" office:value-type="string">
            <text:p text:style-name="P69">Bartosz Solka</text:p>
          </table:table-cell>
          <table:table-cell table:style-name="Table2.A2" office:value-type="string">
            <text:p text:style-name="P69">1.0</text:p>
          </table:table-cell>
          <table:table-cell table:style-name="Table2.D2" office:value-type="string">
            <text:p text:style-name="P69">01.03.2019</text:p>
          </table:table-cell>
        </table:table-row>
        <text:soft-page-break/>
        <table:table-row>
          <table:table-cell table:style-name="Table2.A2" office:value-type="string">
            <text:p text:style-name="P70">Zebranie wymagania zamawiającego</text:p>
          </table:table-cell>
          <table:table-cell table:style-name="Table2.A2" office:value-type="string">
            <text:p text:style-name="P70">Oskar Słyk</text:p>
          </table:table-cell>
          <table:table-cell table:style-name="Table2.A2" office:value-type="string">
            <text:p text:style-name="P70">1.0</text:p>
          </table:table-cell>
          <table:table-cell table:style-name="Table2.D2" office:value-type="string">
            <text:p text:style-name="P70">02.03.2019</text:p>
          </table:table-cell>
        </table:table-row>
        <table:table-row>
          <table:table-cell table:style-name="Table2.A2" office:value-type="string">
            <text:p text:style-name="P71">Plan projektu</text:p>
          </table:table-cell>
          <table:table-cell table:style-name="Table2.A2" office:value-type="string">
            <text:p text:style-name="P71">Wojciech Sankowski</text:p>
          </table:table-cell>
          <table:table-cell table:style-name="Table2.A2" office:value-type="string">
            <text:p text:style-name="P71">1.0</text:p>
          </table:table-cell>
          <table:table-cell table:style-name="Table2.D2" office:value-type="string">
            <text:p text:style-name="P71">04.03.2019</text:p>
          </table:table-cell>
        </table:table-row>
      </table:table>
      <text:p text:style-name="P72"><text:span text:style-name="T5"/></text:p>
      <text:h text:style-name="P38" text:outline-level="1"><text:bookmark-start text:name="__RefHeading___Toc87951648"/>Założenia projektu (Positioning)<text:bookmark-end text:name="__RefHeading___Toc87951648"/></text:h>
      <text:h text:style-name="P40" text:outline-level="2"><text:bookmark-start text:name="__RefHeading___Toc87951649"/>Cele biznesowe<text:bookmark-end text:name="__RefHeading___Toc87951649"/></text:h>
      <text:p text:style-name="Standard"><text:span text:style-name="T10"/></text:p>
      <text:p text:style-name="P16">Celem projektu jest stworzenie systemu umożliwiającego zarządzanie przewozem osób za pomocą floty pojazdów. </text:p>
      <text:h text:style-name="P40" text:outline-level="2"><text:bookmark-start text:name="__RefHeading___Toc87951650"/>Opis problemu/potrzeby<text:bookmark-end text:name="__RefHeading___Toc87951650"/></text:h>
      <text:p text:style-name="Standard"><text:span text:style-name="T10"/></text:p>
      <text:p text:style-name="P15">Firma średniej wielkości, posiadająca własną flotę pojazdów, zatrudniająca własnych mechaników oraz kierowców. Posiada niewielką grupę stałych klientów, lecz nie ma o nich żadnych danych. Chciałaby zdobyć nowych klientów, zachęcając obecnych, do zapraszania swoich znajomych w zamian za zniżki na przejazdy. Z racji planowanej ekspansji potrzebuje systemu, który usprawni zarządzanie.</text:p>
      <text:p text:style-name="P52"/>
      <text:h text:style-name="P38" text:outline-level="1"><text:bookmark-start text:name="__RefHeading___Toc87951652"/>Udziałowcy i użytkownicy<text:bookmark-end text:name="__RefHeading___Toc87951652"/></text:h>
      <text:p text:style-name="P74">Sekcja ta zwiera profile udziałowców i użytkowników zaangażowanych w projekt oraz główny problemy które chcieliby rozwiązać.</text:p>
      <text:h text:style-name="P40" text:outline-level="2"><text:bookmark-start text:name="__RefHeading___Toc87951654"/>Użytkownicy<text:bookmark-end text:name="__RefHeading___Toc87951654"/></text:h>
      <text:p text:style-name="P5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2">Nazwa</text:p>
          </table:table-cell>
          <table:table-cell table:style-name="Table5.A1" office:value-type="string">
            <text:p text:style-name="P62">Opis</text:p>
          </table:table-cell>
          <table:table-cell table:style-name="Table5.C1" office:value-type="string">
            <text:p text:style-name="P62">Odpowiedzialność</text:p>
          </table:table-cell>
        </table:table-row>
        <table:table-row table:style-name="Table5.2">
          <table:table-cell table:style-name="Table5.A2" office:value-type="string">
            <text:p text:style-name="P75">Mechanik</text:p>
          </table:table-cell>
          <table:table-cell table:style-name="Table5.B2" office:value-type="string">
            <text:p text:style-name="P75"><text:span text:style-name="T36">Pracownik</text:span> zajmując<text:span text:style-name="T36">y</text:span> się naprawą oraz konserwacją pojazdów.</text:p>
          </table:table-cell>
          <table:table-cell table:style-name="Table5.C2" office:value-type="string">
            <text:p text:style-name="P76">Odpowiedzialnoś<text:span text:style-name="T35">ci</text:span>:</text:p>
            <text:list xml:id="list2698891817" text:style-name="L4">
              <text:list-item>
                <text:p text:style-name="P54">zapewnienie poprawnego funkcjonowania pojazdów</text:p>
              </text:list-item>
            </text:list>
            <text:p text:style-name="P75">Wymagania:</text:p>
            <text:list xml:id="list2577723853" text:style-name="L2">
              <text:list-item>
                <text:p text:style-name="P53">zmiana statusu naprawy po dokonanych pracach</text:p>
              </text:list-item>
            </text:list>
            <text:p text:style-name="P64"/>
          </table:table-cell>
        </table:table-row>
        <table:table-row table:style-name="Table5.2">
          <table:table-cell table:style-name="Table5.A3" office:value-type="string">
            <text:p text:style-name="P76">Kierowca</text:p>
          </table:table-cell>
          <table:table-cell table:style-name="Table5.B3" office:value-type="string">
            <text:p text:style-name="P76"><text:span text:style-name="T36">Pracownik</text:span> zajmując<text:span text:style-name="T36">y</text:span> się prowadzeniem pojazdów</text:p>
          </table:table-cell>
          <table:table-cell table:style-name="Table5.C3" office:value-type="string">
            <text:p text:style-name="P77">Odpowiedzialności:</text:p>
            <text:list xml:id="list3290579803" text:style-name="L5">
              <text:list-item>
                <text:p text:style-name="P55">kontrola stanu pojazdów przed i po jego użyciu</text:p>
                <text:list>
                  <text:list-item>
                    <text:list>
                      <text:list-header>
                        <text:p text:style-name="P65">Wymagania:</text:p>
                      </text:list-header>
                    </text:list>
                  </text:list-item>
                </text:list>
              </text:list-item>
              <text:list-item>
                <text:p text:style-name="P55">możliwość zgłoszenia usterki pojazdu przekazywaną później mechanikowi</text:p>
              </text:list-item>
              <text:list-item>
                <text:p text:style-name="P56">kontrola stanu naprawy pojazdu</text:p>
              </text:list-item>
            </text:list>
          </table:table-cell>
        </table:table-row>
        <table:table-row table:style-name="Table5.2">
          <table:table-cell table:style-name="Table5.A4" office:value-type="string">
            <text:p text:style-name="P78">Administrator</text:p>
          </table:table-cell>
          <table:table-cell table:style-name="Table5.B4" office:value-type="string">
            <text:p text:style-name="P78">Pracownik zajmujący się zarządzaniem oraz <text:soft-page-break/>konserwacją systemu</text:p>
          </table:table-cell>
          <table:table-cell table:style-name="Table5.C4" office:value-type="string">
            <text:p text:style-name="P79">Odpowiedzialność:</text:p>
            <text:list xml:id="list1249267830" text:style-name="L7">
              <text:list-item>
                <text:p text:style-name="P57">administracja kontami pracowników <text:span text:style-name="T37">oraz ich danymi</text:span></text:p>
              </text:list-item>
              <text:list-item>
                <text:p text:style-name="P58">komunikacja z klientem</text:p>
                <text:p text:style-name="P66"><text:soft-page-break/>Wymagania:</text:p>
              </text:list-item>
              <text:list-item>
                <text:p text:style-name="P58">tworzenie kont innych pracowników</text:p>
              </text:list-item>
              <text:list-item>
                <text:p text:style-name="P58">możliwość rozpatrywania reklamacji</text:p>
              </text:list-item>
              <text:list-item>
                <text:p text:style-name="P59">definiowanie pojazdów</text:p>
              </text:list-item>
              <text:list-item>
                <text:p text:style-name="P59">definiowanie przystanków</text:p>
              </text:list-item>
              <text:list-item>
                <text:p text:style-name="P59">definiowanie tras</text:p>
              </text:list-item>
              <text:list-item>
                <text:p text:style-name="P59">możliwość edycji danych oraz roli pracownika w systemie</text:p>
              </text:list-item>
              <text:list-item>
                <text:p text:style-name="P60">możliwość zablokowania użytkownikowi korzystania z system<text:span text:style-name="T38">u</text:span></text:p>
              </text:list-item>
              <text:list-item>
                <text:p text:style-name="P61">możliwość dodania nowego pojazdu</text:p>
              </text:list-item>
              <text:list-item>
                <text:p text:style-name="P61">możliwość przypisania pojazdu do trasy</text:p>
              </text:list-item>
            </text:list>
          </table:table-cell>
        </table:table-row>
      </table:table>
      <text:p text:style-name="P52"/>
      <text:h text:style-name="P40" text:outline-level="2"><text:bookmark-start text:name="__RefHeading___Toc87951655"/>Środowisko użytkownika<text:bookmark-end text:name="__RefHeading___Toc87951655"/></text:h>
      <text:p text:style-name="Standard"><text:span text:style-name="T10"/></text:p>
      <text:p text:style-name="P23"><text:span text:style-name="T10">Firma składa się z 10 mechaników, 10 kierowców oraz docelowo 2 administratorów. </text:span><text:span text:style-name="T20">Oprócz dostępu do systemu przy użyciu oprogramowania zainstalowanego lokalnie w biurze a</text:span><text:span text:style-name="T14">dministratorzy powinni mieć </text:span><text:span text:style-name="T15">możliwość </text:span><text:span text:style-name="T14">dostęp</text:span><text:span text:style-name="T15">u</text:span><text:span text:style-name="T14"> zdaln</text:span><text:span text:style-name="T15">ego</text:span><text:span text:style-name="T14"> do systemu poprzez przeglądarkę </text:span><text:span text:style-name="T20">oraz aplikację mobilną</text:span><text:span text:style-name="T14">. </text:span><text:span text:style-name="T21">M</text:span><text:span text:style-name="T20">echanicy oraz kierowcy </text:span><text:span text:style-name="T21">powinni mieć dostęp jedynie poprzez przeglądarkę oraz aplikację mobilną, nie jest wymagana instalacja oprogramowania w biurze.</text:span></text:p>
      <text:p text:style-name="P24"><text:span text:style-name="T14">D</text:span><text:span text:style-name="T15">omyślną platformą dla systemu jest Windows w wersji 10, </text:span><text:span text:style-name="T22">a dla aplikacji mobilnej </text:span><text:span text:style-name="T17">system Android.</text:span><text:span text:style-name="T16"> </text:span><text:span text:style-name="T22">Dl wersji przeglądarkowej wymagana jest </text:span><text:span text:style-name="T18">dowoln</text:span><text:span text:style-name="T22">a</text:span><text:span text:style-name="T16"> przeglądark</text:span><text:span text:style-name="T22">a</text:span><text:span text:style-name="T16"> (wsparcie dla starszych wersji IE nie jest wymagane). </text:span><text:span text:style-name="T19">Obecnie nasza firma nie korzysta z żadnego zewnętrznego oprogramowania, nie ma też powiązania z zewnętrznymi dostawcami oprogramowania.</text:span></text:p>
      <text:h text:style-name="P40" text:outline-level="2"><text:bookmark-start text:name="__RefHeading___Toc87951660"/>Główni uczestnicy lub potrzeby klienta<text:bookmark-end text:name="__RefHeading___Toc87951660"/></text:h>
      <text:p text:style-name="Standard"><text:span text:style-name="T10"/></text:p>
      <text:p text:style-name="P25"><text:span text:style-name="T10">Głównym problemem firmy jest jej niska popularność wśród potencjalnych klientów. W chwili obecnej firma reklamuje się głównie w telewizji, nie ma natomiast żadnej reklamy w internecie. </text:span><text:span text:style-name="T23">Klient oczekuje, że system online pozwoli na zdobycie większej ilości klientów poprzez udostępniaie strony firmy na portalach społecznościowych oraz łatwiejszy dostęp.</text:span></text:p>
      <text:p text:style-name="P80"/>
      <text:h text:style-name="P38" text:outline-level="1"><text:bookmark-start text:name="__RefHeading___Toc87951662"/>Ograniczenia<text:bookmark-end text:name="__RefHeading___Toc87951662"/></text:h>
      <text:p text:style-name="Standard"><text:span text:style-name="T10"/></text:p>
      <text:p text:style-name="P26"><text:span text:style-name="T10">Budżej projektu został ograniczony do 10 PLN. Wynika to z niedawno rozpoczętej działalności firmy. </text:span></text:p>
      <text:h text:style-name="P38" text:outline-level="1"><text:bookmark-start text:name="__RefHeading___Toc87951663"/>Wymagania jakości<text:bookmark-end text:name="__RefHeading___Toc87951663"/></text:h>
      <text:p text:style-name="Standard"><text:span text:style-name="T10"/></text:p>
      <text:p text:style-name="P27"><text:span text:style-name="T26">System musi być w stanie obsłużyć do 30 użytkowników w szczytowym momencie </text:span><text:span text:style-name="T24">w jednym czasie. Zużycie przestrzeni dyskowej systemu nie może przekroczyć 10 GB, a zużycie pamięci RAM 1 GB. </text:span><text:span text:style-name="T25">System musi być dostępny przez 99% czasu, z wyłączeniem czasu potrzebnego na konserwacje oraz aktualizacje systemu.</text:span><text:span text:style-name="T26"> </text:span></text:p>
      <text:h text:style-name="P38" text:outline-level="1"><text:bookmark-start text:name="__RefHeading___Toc87951664"/><text:soft-page-break/>Priorytety<text:bookmark-end text:name="__RefHeading___Toc87951664"/></text:h>
      <text:p text:style-name="Standard"><text:span text:style-name="T10"/></text:p>
      <text:p text:style-name="P28"><text:span text:style-name="T10">Głównym priorytetem systemu jest usprawnienie zarządzania transportem oraz łatwe jego użycie przez potencjlanych klientów.</text:span></text:p>
      <text:h text:style-name="P38" text:outline-level="1"><text:bookmark-start text:name="__RefHeading___Toc87951665"/>Pozostałe wymagania<text:bookmark-end text:name="__RefHeading___Toc87951665"/></text:h>
      <text:h text:style-name="P40" text:outline-level="2"><text:bookmark-start text:name="__RefHeading___Toc87951667"/>Wymagania systemowe i sprzętowe<text:bookmark-end text:name="__RefHeading___Toc87951667"/></text:h>
      <text:p text:style-name="Standard"><text:span text:style-name="T10"/></text:p>
      <text:p text:style-name="P29"><text:span text:style-name="T28">System musi być uruchomiony na platformie Windows 10 oraz Android </text:span><text:span text:style-name="T27">od wersji 5</text:span><text:span text:style-name="T28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" svg:font-family="arial" style:font-family-generic="swiss"/>
    <style:font-face style:name="Ubuntu" svg:font-family="Ubuntu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1665in" fo:margin-bottom="0.0417in" loext:contextual-spacing="false" fo:text-indent="-0.5in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Wcięcie_20_normalne" style:display-name="Wcięcie normalne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874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  <style:text-properties fo:language="none" fo:country="none" style:language-asian="none" style:country-asian="non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1in" fo:margin-right="0in" fo:text-indent="-0.25in" style:auto-text-indent="false"/>
      <style:text-properties fo:color="#000080"/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Bullet1" style:family="paragraph" style:parent-style-name="Standard" style:list-style-name="WW8StyleNum1">
      <style:paragraph-properties fo:margin-left="0.5in" fo:margin-right="0in" fo:text-indent="-0.3in" style:auto-text-indent="false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Plan_20_dokumentu" style:display-name="Plan dokumentu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Tekst_20_podstawowy_20_2" style:display-name="Tekst podstawowy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1098in" fo:margin-right="0in" fo:margin-top="0.0835in" fo:margin-bottom="0in" loext:contextual-spacing="false" fo:text-indent="0in" style:auto-text-indent="false">
        <style:tab-stops>
          <style:tab-stop style:position="0.1126in"/>
          <style:tab-stop style:position="0.8752in"/>
        </style:tab-stops>
      </style:paragraph-properties>
      <style:text-properties fo:color="#0000ff" fo:font-style="italic" style:font-style-asian="italic"/>
    </style:style>
    <style:style style:name="Tekst_20_dymka" style:display-name="Tekst dymka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fo:language="pl" fo:country="P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fo:language="pl" fo:country="P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Footnote_20_Symbol" style:display-name="Footnote Symbol" style:family="text" style:parent-style-name="Domyślna_20_czcionka_20_akapitu">
      <style:text-properties style:text-position="super 58%" fo:font-size="10pt" style:font-size-asian="10pt"/>
    </style:style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omyślna_20_czcionka_20_akapitu">
      <style:text-properties fo:font-weight="bold" style:font-weight-asian="bold" style:font-weight-complex="bold"/>
    </style:style>
    <style:style style:name="Tekst_20_dymka_20_Znak" style:display-name="Tekst dymka Znak" style:family="text" style:parent-style-name="Domyślna_20_czcionka_20_akapitu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126in" fo:text-indent="-0.25in" fo:margin-left="0.6126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1126in" fo:text-indent="-0.25in" fo:margin-left="1.1126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6126in" fo:text-indent="-0.25in" fo:margin-left="1.6126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.1126in" fo:text-indent="-0.25in" fo:margin-left="2.1126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6126in" fo:text-indent="-0.25in" fo:margin-left="2.6126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.1126in" fo:text-indent="-0.25in" fo:margin-left="3.1126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6126in" fo:text-indent="-0.25in" fo:margin-left="3.6126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.1126in" fo:text-indent="-0.25in" fo:margin-left="4.1126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6126in" fo:text-indent="-0.25in" fo:margin-left="4.61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098in" fo:text-indent="-0.25in" fo:margin-left="0.6098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1098in" fo:text-indent="-0.25in" fo:margin-left="1.1098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6098in" fo:text-indent="-0.25in" fo:margin-left="1.6098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.1098in" fo:text-indent="-0.25in" fo:margin-left="2.1098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6098in" fo:text-indent="-0.25in" fo:margin-left="2.6098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.1098in" fo:text-indent="-0.25in" fo:margin-left="3.1098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6098in" fo:text-indent="-0.25in" fo:margin-left="3.6098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.1098in" fo:text-indent="-0.25in" fo:margin-left="4.1098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6098in" fo:text-indent="-0.25in" fo:margin-left="4.60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098in" fo:text-indent="-0.25in" fo:margin-left="0.6098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1098in" fo:text-indent="-0.25in" fo:margin-left="1.1098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6098in" fo:text-indent="-0.25in" fo:margin-left="1.6098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1098in" fo:text-indent="-0.25in" fo:margin-left="2.1098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6098in" fo:text-indent="-0.25in" fo:margin-left="2.6098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1098in" fo:text-indent="-0.25in" fo:margin-left="3.1098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6098in" fo:text-indent="-0.25in" fo:margin-left="3.6098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.1098in" fo:text-indent="-0.25in" fo:margin-left="4.1098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6098in" fo:text-indent="-0.25in" fo:margin-left="4.60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098in" fo:text-indent="-0.25in" fo:margin-left="0.6098in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.1098in" fo:text-indent="-0.25in" fo:margin-left="1.1098in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6098in" fo:text-indent="-0.25in" fo:margin-left="1.6098in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1098in" fo:text-indent="-0.25in" fo:margin-left="2.1098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6098in" fo:text-indent="-0.25in" fo:margin-left="2.6098in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1098in" fo:text-indent="-0.25in" fo:margin-left="3.1098in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6098in" fo:text-indent="-0.25in" fo:margin-left="3.6098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4.1098in" fo:text-indent="-0.25in" fo:margin-left="4.1098in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6098in" fo:text-indent="-0.25in" fo:margin-left="4.60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bullet text:level="1" style:num-prefix="?" text:bullet-char="?">
        <style:list-level-properties text:min-label-width="0.25in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6.6479in" fo:margin-left="-0.0799in" table:align="left" style:writing-mode="lr-tb"/>
    </style:style>
    <style:style style:name="Table10.A" style:family="table-column">
      <style:table-column-properties style:column-width="4.4299in"/>
    </style:style>
    <style:style style:name="Table10.B" style:family="table-column">
      <style:table-column-properties style:column-width="2.2181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0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9" style:family="table">
      <style:table-properties style:width="6.5875in" fo:margin-left="-0.075in" table:align="left" style:writing-mode="lr-tb"/>
    </style:style>
    <style:style style:name="Table9.A" style:family="table-column">
      <style:table-column-properties style:column-width="2.1958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ing">
      <style:text-properties officeooo:paragraph-rsid="0020d29d"/>
    </style:style>
    <style:style style:name="MP2" style:family="paragraph" style:parent-style-name="Main_20_Title">
      <style:text-properties fo:font-size="12pt" officeooo:paragraph-rsid="0020d29d" style:font-size-asian="12pt"/>
    </style:style>
    <style:style style:name="MP3" style:family="paragraph" style:parent-style-name="Standard">
      <style:text-properties fo:language="pl" fo:country="PL" fo:font-weight="bold" officeooo:rsid="00247200" officeooo:paragraph-rsid="00247200" style:font-weight-asian="bold"/>
    </style:style>
    <style:style style:name="MP4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  <style:text-properties fo:language="pl" fo:country="PL"/>
    </style:style>
    <style:style style:name="MP5" style:family="paragraph" style:parent-style-name="Standard">
      <style:text-properties fo:language="pl" fo:country="PL"/>
    </style:style>
    <style:style style:name="MP6" style:family="paragraph" style:parent-style-name="Header">
      <style:text-properties fo:language="pl" fo:country="PL"/>
    </style:style>
    <style:style style:name="MP7" style:family="paragraph" style:parent-style-name="Standard">
      <style:paragraph-properties fo:margin-left="0in" fo:margin-right="0.25in" fo:text-indent="0in" style:auto-text-indent="false"/>
    </style:style>
    <style:style style:name="MP8" style:family="paragraph" style:parent-style-name="Standard">
      <style:paragraph-properties fo:text-align="center" style:justify-single-word="false"/>
    </style:style>
    <style:style style:name="MP9" style:family="paragraph" style:parent-style-name="Standard">
      <style:paragraph-properties fo:text-align="end" style:justify-single-word="false"/>
    </style:style>
    <style:style style:name="MT1" style:family="text">
      <style:text-properties officeooo:rsid="001ac9fa"/>
    </style:style>
    <style:style style:name="MT2" style:family="text">
      <style:text-properties officeooo:rsid="001bac2c"/>
    </style:style>
    <style:style style:name="MT3" style:family="text">
      <style:text-properties style:font-name="Symbol" style:font-name-asian="Symbol" style:font-name-complex="Symbol"/>
    </style:style>
    <style:style style:name="MT4" style:family="text">
      <style:text-properties style:font-name="Ubuntu" officeooo:rsid="001d80b6" style:font-name-asian="Symbol" style:font-name-complex="Symbol"/>
    </style:style>
    <style:style style:name="MT5" style:family="text"/>
    <style:page-layout style:name="Mpm1">
      <style:page-layout-properties fo:page-width="8.5in" fo:page-height="11in" style:num-format="1" style:print-orientation="portrait" fo:margin-top="0.4917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5083in" fo:margin-left="0in" fo:margin-right="0in" fo:margin-top="0.4693in" style:dynamic-spacing="true"/>
      </style:footer-style>
    </style:page-layout>
    <number:number-style style:name="N0">
      <number:number number:min-integer-digits="1"/>
    </number:number-style>
    <number:date-style style:name="N121">
      <number:year number:style="long"/>
    </number:date-style>
  </office:automatic-styles>
  <office:master-styles>
    <style:master-page style:name="Standard" style:page-layout-name="Mpm1">
      <style:header>
        <text:p text:style-name="MP1"><text:user-defined style:data-style-name="N0" text:name="Firma">Politechnika Warszawska </text:user-defined></text:p>
        <text:p text:style-name="MP1"/>
        <text:p text:style-name="MP2"/>
      </style:header>
    </style:master-page>
    <style:master-page style:name="Convert_20_1" style:display-name="Convert 1" style:page-layout-name="Mpm2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3">Busiarz</text:p>
            </table:table-cell>
            <table:table-cell table:style-name="Table10.B1" office:value-type="string">
              <text:p text:style-name="MP4"><text:s text:c="2"/>Wersja: <text:s text:c="10"/><text:span text:style-name="MT1">1.0</text:span></text:p>
            </table:table-cell>
          </table:table-row>
          <table:table-row table:style-name="Table10.1">
            <table:table-cell table:style-name="Table10.A1" office:value-type="string">
              <text:p text:style-name="MP5"><text:title>Wizja Projektu</text:title></text:p>
            </table:table-cell>
            <table:table-cell table:style-name="Table10.B1" office:value-type="string">
              <text:p text:style-name="MP5"><text:s text:c="2"/>Data: <text:s/><text:span text:style-name="MT2">04.03.2019</text:span></text:p>
            </table:table-cell>
          </table:table-row>
        </table:table>
        <text:p text:style-name="MP6"/>
      </style:header>
      <style:footer>
        <table:table table:name="Table9" table:style-name="Table9">
          <table:table-column table:style-name="Table9.A" table:number-columns-repeated="3"/>
          <table:table-row table:style-name="Table9.1">
            <table:table-cell table:style-name="Table9.A1" office:value-type="string">
              <text:p text:style-name="MP7">Tajne</text:p>
            </table:table-cell>
            <table:table-cell table:style-name="Table9.A1" office:value-type="string">
              <text:p text:style-name="MP8"><text:span text:style-name="MT3"></text:span><text:span text:style-name="MT4">Busiarz</text:span>, <text:date style:data-style-name="N121" text:date-value="2019-03-05T22:01:09.486734387">2019</text:date></text:p>
            </table:table-cell>
            <table:table-cell table:style-name="Table9.A1" office:value-type="string">
              <text:p text:style-name="MP9">Strona <text:span text:style-name="Page_20_Number"><text:page-number text:select-page="current">2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izja Projektu</dc:title>
    <dc:subject>MPSI</dc:subject>
    <meta:keyword/>
    <meta:initial-creator>AS</meta:initial-creator>
    <meta:creation-date>2008-11-06T12:24:00</meta:creation-date>
    <dc:date>2019-03-05T22:01:03.053169693</dc:date>
    <meta:print-date>2000-09-22T07:13:00</meta:print-date>
    <meta:editing-cycles>75</meta:editing-cycles>
    <meta:editing-duration>PT2H16M51S</meta:editing-duration>
    <meta:generator>LibreOffice/6.0.6.2$Linux_X86_64 LibreOffice_project/00m0$Build-2</meta:generator>
    <meta:document-statistic meta:table-count="5" meta:image-count="0" meta:object-count="0" meta:page-count="7" meta:paragraph-count="150" meta:word-count="827" meta:character-count="6031" meta:non-whitespace-character-count="5367"/>
  </office:meta>
</office:document-meta>
</file>